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0e11" officeooo:paragraph-rsid="00130e11"/>
    </style:style>
    <style:style style:name="P2" style:family="paragraph" style:parent-style-name="Heading_20_1">
      <style:text-properties officeooo:rsid="0013a099" officeooo:paragraph-rsid="0013a099"/>
    </style:style>
    <style:style style:name="P3" style:family="paragraph" style:parent-style-name="Text_20_body">
      <style:text-properties officeooo:paragraph-rsid="00130e11"/>
    </style:style>
    <style:style style:name="P4" style:family="paragraph" style:parent-style-name="Text_20_body">
      <style:text-properties officeooo:paragraph-rsid="0013a099"/>
    </style:style>
    <style:style style:name="T1" style:family="text">
      <style:text-properties officeooo:rsid="0014ec8d"/>
    </style:style>
    <style:style style:name="T2" style:family="text">
      <style:text-properties officeooo:rsid="00165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is questions</text:h>
      <text:p text:style-name="P3"/>
      <text:p text:style-name="P3">Q00: What is long-term knowledge?</text:p>
      <text:p text:style-name="P3">A00: Long-term knowledge is valid every time a programme is run.</text:p>
      <text:p text:style-name="P3"/>
      <text:p text:style-name="P3">Q01: What is short-term knowledge?</text:p>
      <text:p text:style-name="P3">A01: Short-term knowledge is only valid for a particular instance or run of a programme.</text:p>
      <text:p text:style-name="P3"/>
      <text:p text:style-name="P3">Q02: What is generic knowledge?</text:p>
      <text:p text:style-name="P3">A02: Generic knowledge is relevant to more than one application or domain.</text:p>
      <text:p text:style-name="P3"/>
      <text:p text:style-name="P3">Q03: What is domain-specific knowledge?</text:p>
      <text:p text:style-name="P3">A03: Domain-specific knowledge is only applicable to one specific application or domain.</text:p>
      <text:p text:style-name="P3"/>
      <text:p text:style-name="P3">Q04: What is a fact?</text:p>
      <text:p text:style-name="P3">A04: A fact is a statement which asserts that a relationship holds for an object-subject pair.</text:p>
      <text:p text:style-name="P3"/>
      <text:p text:style-name="P3">Q05: What is a rule?</text:p>
      <text:p text:style-name="P3">A05: A rule is a statement that generates new knowledge by asserting that if one fact is true, then another is also true.</text:p>
      <text:p text:style-name="P3">40: Mybot please what is a rule?</text:p>
      <text:p text:style-name="P3">A40: A rule is a statement that generates new knowledge by asserting that if one fact is true, then another is also true.</text:p>
      <text:p text:style-name="P3"/>
      <text:h text:style-name="P1" text:outline-level="1">Example questions</text:h>
      <text:p text:style-name="P3"/>
      <text:p text:style-name="P3">Q06: Give me an example of long-term generic knowledge.</text:p>
      <text:p text:style-name="P3">A06: The equations of motion used to calculate the flight-path of a bird in the game Angry Birds.</text:p>
      <text:p text:style-name="P3"/>
      <text:p text:style-name="P3">Q07: Give me an example of long-term domain-specific knowledge.</text:p>
      <text:p text:style-name="P3">A07: The weight of the different types of birds in the game Angry Birds.</text:p>
      <text:p text:style-name="P3"><text:soft-page-break/></text:p>
      <text:p text:style-name="P3">Q08: Give me an example of short-term generic knowledge.</text:p>
      <text:p text:style-name="P3">A08: The date on which a specific episode of Angry Birds is played is generic because it could also be used by another programme.</text:p>
      <text:p text:style-name="P3"/>
      <text:p text:style-name="P3">Q09: Give me an example of short <text:span text:style-name="T2">dash </text:span>term domain <text:span text:style-name="T2">dash </text:span>specific knowledge.</text:p>
      <text:p text:style-name="P3">A09: The number of birds that a user has fired in a particular episode of Angry Birds.</text:p>
      <text:p text:style-name="P3"/>
      <text:p text:style-name="P3">Q10: Give me an example of a rule.</text:p>
      <text:p text:style-name="P3">A10: If isUWEStaff(X) then hasUWEPhone (X).</text:p>
      <text:p text:style-name="P3"/>
      <text:p text:style-name="P3">Q11: Give me an example of a fact.</text:p>
      <text:p text:style-name="P3">A11: Jim Smith from UWE hasUWEPhoneNumber 0117 3287417.</text:p>
      <text:p text:style-name="P3"/>
      <text:h text:style-name="P1" text:outline-level="1">Description questions</text:h>
      <text:p text:style-name="P3"/>
      <text:p text:style-name="P3">Q12: Describe long-term knowledge?</text:p>
      <text:p text:style-name="P3">A12: Long-term knowledge is valid every time a programme is run.</text:p>
      <text:p text:style-name="P3"/>
      <text:p text:style-name="P3">Q13: Describe short-term knowledge.</text:p>
      <text:p text:style-name="P3">A13: Short-term knowledge is only valid for a particular instance or run of a programme.</text:p>
      <text:p text:style-name="P3"/>
      <text:p text:style-name="P3">Q14: Describe generic knowledge.</text:p>
      <text:p text:style-name="P3">A14: Generic knowledge is relevant to more than one application or domain.</text:p>
      <text:p text:style-name="P3"/>
      <text:p text:style-name="P3">Q15: Describe domain-specific knowledge.</text:p>
      <text:p text:style-name="P3">A15: Domain-specific knowledge is only applicable to one specific application or domain.</text:p>
      <text:p text:style-name="P3"/>
      <text:p text:style-name="P3">Q16: Describe a fact.</text:p>
      <text:p text:style-name="P3">A16: A fact is a statement which asserts that a relationship holds for an object-subject pair.</text:p>
      <text:p text:style-name="P3"/>
      <text:p text:style-name="P3"><text:soft-page-break/>Q17: Describe a rule.</text:p>
      <text:p text:style-name="P3">A17: A rule is a statement that generates new knowledge by asserting that if one fact is true, then another is also true.</text:p>
      <text:h text:style-name="P1" text:outline-level="1">Illustration questions</text:h>
      <text:p text:style-name="P3"/>
      <text:p text:style-name="P3">Q24: Illustrate the concept of long-term generic knowledge.</text:p>
      <text:p text:style-name="P3">A24: The equations of motion used to calculate the flight-path of a bird in the game Angry Birds.</text:p>
      <text:p text:style-name="P3"/>
      <text:p text:style-name="P3">Q25: Illustrate the concept of long-term domain-specific knowledge.</text:p>
      <text:p text:style-name="P3">A25: The weight of the different types of birds in the game Angry Birds.</text:p>
      <text:p text:style-name="P3"/>
      <text:p text:style-name="P3">Q26: Illustrate the concept of short-term generic knowledge.</text:p>
      <text:p text:style-name="P3">A26: The date on which a specific episode of Angry Birds is played is generic because it could also be used by another programme.</text:p>
      <text:p text:style-name="P3"/>
      <text:p text:style-name="P3">Q27: Illustrate the concept of short-term domain-specific knowledge.</text:p>
      <text:p text:style-name="P3">A27: The number of birds that a user has fired in a particular episode of Angry Birds.</text:p>
      <text:p text:style-name="P3"/>
      <text:p text:style-name="P3">Q28: Illustrate the concept of a fact.</text:p>
      <text:p text:style-name="P3">A28: Jim Smith from UWE hasUWEPhoneNumber 0117 3287417.</text:p>
      <text:p text:style-name="P3"/>
      <text:p text:style-name="P3">Q29: Illustrate the concept of a rule.</text:p>
      <text:p text:style-name="P3">A29: If isUWEStaff(X) then hasUWEPhone (X).</text:p>
      <text:p text:style-name="P3"/>
      <text:h text:style-name="P2" text:outline-level="1">Provide an example questions</text:h>
      <text:p text:style-name="P4"/>
      <text:p text:style-name="P4">Q30: Provide an example of long-term generic knowledge.</text:p>
      <text:p text:style-name="P4">A30: The equations of motion used to calculate the flight-path of a bird in the game Angry Birds.</text:p>
      <text:p text:style-name="P4"/>
      <text:p text:style-name="P4">Q31: Provide an example of long-term domain-specific knowledge.</text:p>
      <text:p text:style-name="P4">A31: The weight of the different types of birds in the game Angry Birds.</text:p>
      <text:p text:style-name="P4"><text:soft-page-break/></text:p>
      <text:p text:style-name="P4">Q32: Provide an example of short-term generic knowledge.</text:p>
      <text:p text:style-name="P4">A32: The date on which a specific episode of Angry Birds is played is generic because it could also be used by another programme.</text:p>
      <text:p text:style-name="P4"/>
      <text:p text:style-name="P4">Q33: Provide an example of short-term domain-specific knowledge.</text:p>
      <text:p text:style-name="P4">A33: The number of birds that a user has fired in a particular episode of Angry Birds.</text:p>
      <text:p text:style-name="P4"/>
      <text:p text:style-name="P4">Q34: Please provide an example of a fact.</text:p>
      <text:p text:style-name="P4">A34: Jim Smith from UWE hasUWEPhoneNumber 0117 3287417.</text:p>
      <text:p text:style-name="P4"/>
      <text:h text:style-name="P2" text:outline-level="1">Please give me an example questions</text:h>
      <text:p text:style-name="P4"/>
      <text:p text:style-name="P4">Q38: Please give me an example of a rule.</text:p>
      <text:p text:style-name="P4">A38: If isUWEStaff(X) then hasUWEPhone (X).</text:p>
      <text:p text:style-name="P4"/>
      <text:h text:style-name="P2" text:outline-level="1">Unique Questions</text:h>
      <text:p text:style-name="P4"/>
      <text:p text:style-name="P4">Q39: Please myBot what is a rule?</text:p>
      <text:p text:style-name="P4">A39: A rule is a statement that generates new knowledge by asserting that if one fact is true, then another is also true.</text:p>
      <text:p text:style-name="P4"/>
      <text:p text:style-name="P4"/>
      <text:p text:style-name="P4">Q40: Mybot please what is a rule?</text:p>
      <text:p text:style-name="P4">A40: A rule is a statement that generates new knowledge by asserting that if one fact is true, then another is also true.</text:p>
      <text:p text:style-name="P4"/>
      <text:p text:style-name="P4"/>
      <text:p text:style-name="P4">Q42: Why is knowing that useful?</text:p>
      <text:p text:style-name="P4">A42: Because it allows us to make statements that apply to classes of things or questions.</text:p>
      <text:p text:style-name="P4"/>
      <text:p text:style-name="P4"><text:soft-page-break/>Q43: How does AIML provide context during a conversation.</text:p>
      <text:p text:style-name="P4">A43: AIML supports context through the use of the that tag to refer to previous bot answers, and via setting variables such as topic.</text:p>
      <text:p text:style-name="P4"/>
      <text:p text:style-name="P4">Q44: Why is knowing that useful?</text:p>
      <text:p text:style-name="P4">A44: The fourth word in this question is an example of how some words can only be understood in context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33:19.951040964</meta:creation-date>
    <dc:date>2023-12-26T22:40:30.012852452</dc:date>
    <meta:editing-duration>PT50M37S</meta:editing-duration>
    <meta:editing-cycles>1</meta:editing-cycles>
    <meta:document-statistic meta:table-count="0" meta:image-count="0" meta:object-count="0" meta:page-count="5" meta:paragraph-count="79" meta:word-count="836" meta:character-count="4896" meta:non-whitespace-character-count="4138"/>
    <meta:generator>LibreOffice/7.3.7.2$Linux_X86_64 LibreOffice_project/30$Build-2</meta:generator>
  </office:meta>
</office:document-meta>
</file>